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9.095cm" style:rel-column-width="5160*"/>
    </style:style>
    <style:style style:name="Tableau1.B" style:family="table-column">
      <style:table-column-properties style:column-width="3.073cm" style:rel-column-width="1743*"/>
    </style:style>
    <style:style style:name="Tableau1.C" style:family="table-column">
      <style:table-column-properties style:column-width="4.833cm" style:rel-column-width="274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2" style:family="table-row">
      <style:table-row-properties style:min-row-height="2.519cm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" style:family="table-row">
      <style:table-row-properties style:min-row-height="1.905cm"/>
    </style:style>
    <style:style style:name="Tableau1.4" style:family="table-row">
      <style:table-row-properties style:min-row-height="3.678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694cm" style:rel-column-width="4365*"/>
    </style:style>
    <style:style style:name="Tableau2.B" style:family="table-column">
      <style:table-column-properties style:column-width="3.632cm" style:rel-column-width="2060*"/>
    </style:style>
    <style:style style:name="Tableau2.C" style:family="table-column">
      <style:table-column-properties style:column-width="5.676cm" style:rel-column-width="3220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1787ea" style:font-weight-asian="bold" style:font-weight-complex="bold"/>
    </style:style>
    <style:style style:name="P2" style:family="paragraph" style:parent-style-name="Standard">
      <style:text-properties fo:color="#c9211e" loext:opacity="100%" officeooo:rsid="001787ea"/>
    </style:style>
    <style:style style:name="P3" style:family="paragraph" style:parent-style-name="Standard">
      <style:text-properties fo:color="#c9211e" loext:opacity="100%" fo:font-weight="bold" officeooo:rsid="001787ea" style:font-weight-asian="bold" style:font-weight-complex="bold"/>
    </style:style>
    <style:style style:name="P4" style:family="paragraph" style:parent-style-name="Standard">
      <style:text-properties fo:color="#81d41a" loext:opacity="100%" officeooo:rsid="001787ea"/>
    </style:style>
    <style:style style:name="P5" style:family="paragraph" style:parent-style-name="Standard">
      <style:text-properties fo:color="#ffffff" loext:opacity="100%" officeooo:rsid="001787ea" officeooo:paragraph-rsid="0018a834"/>
    </style:style>
    <style:style style:name="P6" style:family="paragraph" style:parent-style-name="Standard">
      <style:text-properties fo:color="#ffffff" loext:opacity="100%" officeooo:rsid="0018a834"/>
    </style:style>
    <style:style style:name="P7" style:family="paragraph" style:parent-style-name="Standard">
      <style:text-properties fo:color="#ffffff" loext:opacity="100%" officeooo:rsid="0018a834" officeooo:paragraph-rsid="0018a834"/>
    </style:style>
    <style:style style:name="P8" style:family="paragraph" style:parent-style-name="Standard">
      <style:text-properties fo:color="#ffffff" loext:opacity="100%" officeooo:rsid="001787ea" officeooo:paragraph-rsid="001787ea"/>
    </style:style>
    <style:style style:name="P9" style:family="paragraph" style:parent-style-name="Table_20_Contents">
      <style:text-properties officeooo:rsid="001787ea" officeooo:paragraph-rsid="001787ea"/>
    </style:style>
    <style:style style:name="P10" style:family="paragraph" style:parent-style-name="Table_20_Contents">
      <style:text-properties officeooo:rsid="0018a834" officeooo:paragraph-rsid="0018a834"/>
    </style:style>
    <style:style style:name="P11" style:family="paragraph" style:parent-style-name="Standard">
      <style:text-properties fo:color="#c9211e" loext:opacity="100%" officeooo:rsid="001787ea" officeooo:paragraph-rsid="001787ea"/>
    </style:style>
    <style:style style:name="P12" style:family="paragraph" style:parent-style-name="Standard">
      <style:text-properties fo:color="#ffffff" loext:opacity="100%" officeooo:rsid="0018ed8b" officeooo:paragraph-rsid="0018ed8b"/>
    </style:style>
    <style:style style:name="P13" style:family="paragraph" style:parent-style-name="Standard">
      <style:text-properties fo:color="#ffffff" loext:opacity="100%" officeooo:rsid="001787ea"/>
    </style:style>
    <style:style style:name="P14" style:family="paragraph" style:parent-style-name="Standard">
      <style:text-properties fo:color="#81d41a" loext:opacity="100%" officeooo:rsid="001787ea" officeooo:paragraph-rsid="001787ea"/>
    </style:style>
    <style:style style:name="P15" style:family="paragraph" style:parent-style-name="Standard">
      <style:text-properties fo:color="#81d41a" loext:opacity="100%" fo:font-weight="bold" officeooo:rsid="001787ea" style:font-weight-asian="bold" style:font-weight-complex="bold"/>
    </style:style>
    <style:style style:name="P16" style:family="paragraph" style:parent-style-name="Standard">
      <style:text-properties fo:color="#ffffff" loext:opacity="100%" officeooo:rsid="001acc2f" officeooo:paragraph-rsid="001acc2f"/>
    </style:style>
    <style:style style:name="P17" style:family="paragraph" style:parent-style-name="Standard">
      <style:text-properties fo:color="#81d41a" loext:opacity="100%" officeooo:rsid="001787ea" officeooo:paragraph-rsid="001acc2f" fo:background-color="transparent"/>
    </style:style>
    <style:style style:name="P18" style:family="paragraph" style:parent-style-name="Standard">
      <style:text-properties fo:color="#81d41a" loext:opacity="100%" officeooo:rsid="001acc2f" officeooo:paragraph-rsid="001acc2f"/>
    </style:style>
    <style:style style:name="P19" style:family="paragraph" style:parent-style-name="Standard">
      <style:text-properties fo:color="#ffffff" loext:opacity="100%" officeooo:rsid="001acc2f"/>
    </style:style>
    <style:style style:name="P20" style:family="paragraph" style:parent-style-name="Table_20_Contents">
      <style:text-properties officeooo:rsid="001acc2f" officeooo:paragraph-rsid="001acc2f"/>
    </style:style>
    <style:style style:name="T1" style:family="text">
      <style:text-properties officeooo:rsid="0018a834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officeooo:rsid="0018ed8b"/>
    </style:style>
    <style:style style:name="T4" style:family="text">
      <style:text-properties fo:color="#81d41a" loext:opacity="100%"/>
    </style:style>
    <style:style style:name="T5" style:family="text">
      <style:text-properties fo:color="#ffffff" loext:opacity="100%" officeooo:rsid="001acc2f"/>
    </style:style>
    <style:style style:name="T6" style:family="text">
      <style:text-properties fo:color="#81d41a" loext:opacity="100%" officeooo:rsid="001acc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 1 – Révision de cours (6 points)</text:p>
      <text:p text:style-name="P2"/>
      <text:p text:style-name="P3">Système d'Information et actifs (1,5 point)</text:p>
      <text:p text:style-name="P2"/>
      <text:p text:style-name="P4">1. Citer 3 catégories d'actifs différentes et donner un exemple concret pour chacune.</text:p>
      <text:p text:style-name="P5"><text:s/></text:p>
      <text:p text:style-name="P5">matériel, logiciel, informationnel, humain, immatériel</text:p>
      <text:p text:style-name="P6"/>
      <text:p text:style-name="P7">exemple : <text:s/>site web ; administrateur réseau ; hébergeur </text:p>
      <text:p text:style-name="P4">2. Expliquer ce qu'est la criticité d'un actif et donner 2 critères qui l'influencent.</text:p>
      <text:p text:style-name="P7"/>
      <text:p text:style-name="P7">La criticité ‘un actif c’est le niveau d’importance en cas de problème comme par exemple</text:p>
      <text:p text:style-name="P7">administrateur : si il est pas en mesure de il peut avoir des problèmes au niveau du réseau et la criticité peut être élevé a cause du fait que personne ne puisse travailler car personne peut repérer le problème, même chose pour l’hébergeur : si l’hébergeur a un problème la criticité est élevé car le site web ne sera plus capable de fonctionner </text:p>
      <text:p text:style-name="P7"/>
      <text:p text:style-name="P3">Triade CIA (2 points)</text:p>
      <text:p text:style-name="P3"/>
      <text:p text:style-name="P4">1. Définir Confidentialité, Intégrité, Disponibilité.</text:p>
      <text:p text:style-name="P2"/>
      <text:p text:style-name="P8">La confidentialité c’est le droit d’avoir accès a quelque chose ou non </text:p>
      <text:p text:style-name="P8"/>
      <text:p text:style-name="P8">L’intégrité c’est le <text:s/>d’avoir accès a quelque chose en ayant l’autorisation de modifier le contenu <text:span text:style-name="T1">donc de pouvoir faire des erreurs de modifications</text:span></text:p>
      <text:p text:style-name="P8"/>
      <text:p text:style-name="P8">La disponibilité c’est le fait d’avoir <text:span text:style-name="T1">un problème et donc de ne plus pouvoir utiliser le résultat commis par l’attaque </text:span></text:p>
      <text:p text:style-name="P8"/>
      <text:p text:style-name="P4">2. Associer chaque scénario au(x) pilier(s) compromis et justifier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">Scenario</text:p>
          </table:table-cell>
          <table:table-cell table:style-name="Tableau1.A1" office:value-type="string">
            <text:p text:style-name="P9">Pilier compromis </text:p>
          </table:table-cell>
          <table:table-cell table:style-name="Tableau1.C1" office:value-type="string">
            <text:p text:style-name="P9">Justification</text:p>
            <text:p text:style-name="P9"/>
          </table:table-cell>
        </table:table-row>
        <table:table-row table:style-name="Tableau1.2">
          <table:table-cell table:style-name="Tableau1.A2" office:value-type="string">
            <text:p text:style-name="Table_20_Contents"><text:s/>Un administrateur modifie accidentellement la configuration d'un routeur,</text:p>
            <text:p text:style-name="Table_20_Contents">causant des pertes de paquets</text:p>
          </table:table-cell>
          <table:table-cell table:style-name="Tableau1.A2" office:value-type="string">
            <text:p text:style-name="P10">Intégrité</text:p>
          </table:table-cell>
          <table:table-cell table:style-name="Tableau1.C2" office:value-type="string">
            <text:p text:style-name="P10">C’est un problème d’intégrité car l’administrateur a modifier la configuration donc il a potentiellement perdu des données qui se trouvé dans les paquets </text:p>
          </table:table-cell>
        </table:table-row>
        <table:table-row table:style-name="Tableau1.3">
          <table:table-cell table:style-name="Tableau1.A2" office:value-type="string">
            <text:p text:style-name="Table_20_Contents">Un mail confidentiel est envoyé par erreur à tous les employés</text:p>
          </table:table-cell>
          <table:table-cell table:style-name="Tableau1.A2" office:value-type="string">
            <text:p text:style-name="Table_20_Contents"><text:s/><text:span text:style-name="T1">Confidentialité </text:span></text:p>
          </table:table-cell>
          <table:table-cell table:style-name="Tableau1.C2" office:value-type="string">
            <text:p text:style-name="Table_20_Contents"><text:s/><text:span text:style-name="T1">Car tous les employé ou accès au mail en sachant qu’il était confidentiel donc certaine personne ne sont donc pas autorisé a le recevoir </text:span></text:p>
          </table:table-cell>
        </table:table-row>
        <text:soft-page-break/>
        <table:table-row table:style-name="Tableau1.4">
          <table:table-cell table:style-name="Tableau1.A2" office:value-type="string">
            <text:p text:style-name="Table_20_Contents">Une attaque DDoS rend le site web inaccessible pendant 6 heures</text:p>
          </table:table-cell>
          <table:table-cell table:style-name="Tableau1.A2" office:value-type="string">
            <text:p text:style-name="P10">Disponibilité</text:p>
          </table:table-cell>
          <table:table-cell table:style-name="Tableau1.C2" office:value-type="string">
            <text:p text:style-name="P10">L’attaque DdoS a poser des problèmes sur le site web qui la rendu inaccessible donc le site n’est plus disponible pendant en certain temps ce qui pose des éventuel problème </text:p>
          </table:table-cell>
        </table:table-row>
      </table:table>
      <text:p text:style-name="P2"/>
      <text:p text:style-name="P2"/>
      <text:p text:style-name="P2"/>
      <text:p text:style-name="P2"/>
      <text:p text:style-name="P3">Menace, vulnérabilité, incident, risque (1,5 point)</text:p>
      <text:p text:style-name="P4"/>
      <text:p text:style-name="P4">1. Donner une définition courte de chacun des 4 termes.</text:p>
      <text:p text:style-name="P11"><text:span text:style-name="T2">Menaces : </text:span><text:span text:style-name="T3">c’est un problème qui est lié a l’attaque de quelque chose </text:span></text:p>
      <text:p text:style-name="P12">vulnérabilité : c’est le fait du niveau d’empileur que ça peut prendre </text:p>
      <text:p text:style-name="P12">incident : c’est le fait de ne plus pouvoir utilisé quelque chose a cause d’un accident </text:p>
      <text:p text:style-name="P12">risque : par exemple quel sont les risques de changer une bornes wifi a ce moment la : plus d’accès a internet le temps du remplacement c’est un risque </text:p>
      <text:p text:style-name="P12"/>
      <text:p text:style-name="P4">2. Classer les situations ci-dessous et justifier en une phrase:</text:p>
      <text:p text:style-name="P2"/>
      <text:p text:style-name="P2"><text:span text:style-name="T4">a) Les mots de passe administrateurs sont stockés dans un fichier Excel non protégé </text:span><text:span text:style-name="T3">c’est un risque car si une personne malveillante a accès a ce dossier elle peut faire de lourd problèmes </text:span></text:p>
      <text:p text:style-name="P2"><text:span text:style-name="T4">b) Un groupe de hackers spécialisé dans les ransomwares cible le secteur de la santé </text:span><text:span text:style-name="T3">c’est une menace car c’est le début d’une attaque si il cible </text:span></text:p>
      <text:p text:style-name="P11"><text:span text:style-name="T4">c) Un employé clique sur un lien de phishing et installe un malware sur son poste </text:span><text:span text:style-name="T3">c’est un incident car la personne a cliquer sur un lieu et cela peut avoir de lourdes conséquences </text:span></text:p>
      <text:p text:style-name="P2"/>
      <text:p text:style-name="P3"/>
      <text:p text:style-name="P3">QCM — notions rapides (1 point)</text:p>
      <text:p text:style-name="P4">Donner la bonne réponse et justifier en une phrase:</text:p>
      <text:p text:style-name="P4"/>
      <text:p text:style-name="P4">1. L'intégrité protège contre: (A) divulgation de données, <text:span text:style-name="T2">(B) interruption de service</text:span>, (C) altération de données <text:span text:style-name="T3">car c’est le fait d’agir sur quelque chose </text:span></text:p>
      <text:p text:style-name="P13"/>
      <text:p text:style-name="P14">2. La propriété de non-répudiation permet de: (A) chiffrer les données<text:span text:style-name="T2">,</text:span> (<text:span text:style-name="T2">B) prouver qu'une action a été faite par quelqu'un</text:span>, (C) bloquer les virus <text:span text:style-name="T3">car il prouve ce qu’il a fait avec la non-repuciation </text:span></text:p>
      <text:p text:style-name="P8"/>
      <text:p text:style-name="P14">3. Un serveur web obsolète non patché depuis 1 an est une: (A) menace, <text:span text:style-name="T2">(B) vulnérabilité</text:span>, (C) incident <text:span text:style-name="T3">car on sais qu’il est obsolète donc il est vulnérable <text:s/>car il est facile d’accè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">Partie 2 – Étude de cas (12 points)</text:p>
      <text:p text:style-name="P2"/>
      <text:p text:style-name="P3">Étape 1 – Actifs et criticité (3 points)</text:p>
      <text:p text:style-name="P15"/>
      <text:p text:style-name="P4">1. Lister 4 actifs de BioLab et les classer par catégorie (matériel, logiciel, informationnel, humain, immatériel).</text:p>
      <text:p text:style-name="P16">1 Le nom accès au dossier des patients( informationnel car dossier dématérialisé )</text:p>
      <text:p text:style-name="P16">2 blocage des ordinateur de contrôle <text:s/>(matériel car pas possible d’utiliser le numérique)</text:p>
      <text:p text:style-name="P16">3 Blocage du logiciel de gestion (logiciel car pas possible de gérer les doses comme il le faut )</text:p>
      <text:p text:style-name="P16">4 problème d’identifiant personnel (humain car pas de personnel disponible)</text:p>
      <text:p text:style-name="P16"/>
      <text:p text:style-name="P17">2. Donner une criticité (faible/moyenne/élevée/critique) pour chaque actif et justifier les 2 plus critiques.</text:p>
      <text:p text:style-name="P18">1:<text:span text:style-name="T2">forte car on ne peut pas savoir les problèmes du patient</text:span></text:p>
      <text:p text:style-name="P4">2 :<text:span text:style-name="T5">critique car on ne peut pas utiliser les outils pour sauver des vie grâce au analyse </text:span></text:p>
      <text:p text:style-name="P18">3 :<text:span text:style-name="T2">moyenne</text:span></text:p>
      <text:p text:style-name="Standard"><text:span text:style-name="T6">4 :</text:span><text:span text:style-name="T5">faible</text:span></text:p>
      <text:p text:style-name="P19"/>
      <text:p text:style-name="P2">Étape 2 – Typologie des menaces (3 points)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0">Situation</text:p>
          </table:table-cell>
          <table:table-cell table:style-name="Tableau2.A1" office:value-type="string">
            <text:p text:style-name="P20">Categorie</text:p>
          </table:table-cell>
          <table:table-cell table:style-name="Tableau2.C1" office:value-type="string">
            <text:p text:style-name="P20">justifiaction</text:p>
          </table:table-cell>
        </table:table-row>
        <table:table-row>
          <table:table-cell table:style-name="Tableau2.A2" office:value-type="string">
            <text:p text:style-name="Table_20_Contents">Un technicien de maintenance insère une clé USB infectée par erreur</text:p>
          </table:table-cell>
          <table:table-cell table:style-name="Tableau2.A2" office:value-type="string">
            <text:p text:style-name="P20">Humaine non- intentionnelle</text:p>
          </table:table-cell>
          <table:table-cell table:style-name="Tableau2.C2" office:value-type="string">
            <text:p text:style-name="P20">Le technicien a comis l’erreur d’inserer une clé usb infectée</text:p>
          </table:table-cell>
        </table:table-row>
        <table:table-row>
          <table:table-cell table:style-name="Tableau2.A2" office:value-type="string">
            <text:p text:style-name="Table_20_Contents">Une inondation endommage la salle serveurs située au sous-sol</text:p>
          </table:table-cell>
          <table:table-cell table:style-name="Tableau2.A2" office:value-type="string">
            <text:p text:style-name="P20">Environementale</text:p>
          </table:table-cell>
          <table:table-cell table:style-name="Tableau2.C2" office:value-type="string">
            <text:p text:style-name="P20">Probleme meteorologique a cause d’une inondation</text:p>
          </table:table-cell>
        </table:table-row>
        <table:table-row>
          <table:table-cell table:style-name="Tableau2.A2" office:value-type="string">
            <text:p text:style-name="Table_20_Contents">Un concurrent tente de voler la base de données clients</text:p>
          </table:table-cell>
          <table:table-cell table:style-name="Tableau2.A2" office:value-type="string">
            <text:p text:style-name="P20">Techniquer</text:p>
          </table:table-cell>
          <table:table-cell table:style-name="Tableau2.C2" office:value-type="string">
            <text:p text:style-name="P20">Un concurent essaye de voler la base de donée avec une technique </text:p>
          </table:table-cell>
        </table:table-row>
        <table:table-row>
          <table:table-cell table:style-name="Tableau2.A2" office:value-type="string">
            <text:p text:style-name="Table_20_Contents">La CNIL sanctionne le laboratoire pour non-conformité RGPD</text:p>
          </table:table-cell>
          <table:table-cell table:style-name="Tableau2.A2" office:value-type="string">
            <text:p text:style-name="P20">Legale </text:p>
          </table:table-cell>
          <table:table-cell table:style-name="Tableau2.C2" office:value-type="string">
            <text:p text:style-name="P20">La cnil effectue sont travailler car c’est non conforme au RGPD</text:p>
          </table:table-cell>
        </table:table-row>
      </table:table>
      <text:p text:style-name="P2"/>
      <text:p text:style-name="P2"/>
      <text:p text:style-name="P2"/>
      <text:p text:style-name="P2">Étape 3 – Scénarios CIA et mesures (3 points)</text:p>
      <text:p text:style-name="P2"/>
      <text:p text:style-name="P2"/>
      <text:p text:style-name="P2">Étape 4 – Calcul du risque (3 points)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5:07:12.439731116</meta:creation-date>
    <dc:date>2025-12-04T15:54:55.862223304</dc:date>
    <meta:editing-duration>PT53S</meta:editing-duration>
    <meta:editing-cycles>1</meta:editing-cycles>
    <meta:document-statistic meta:table-count="2" meta:image-count="0" meta:object-count="0" meta:page-count="3" meta:paragraph-count="73" meta:word-count="858" meta:character-count="5239" meta:non-whitespace-character-count="4417"/>
    <meta:generator>LibreOffice/25.2.3.2$Linux_X86_64 LibreOffice_project/520$Build-2</meta:generator>
  </office:meta>
</office:document-meta>
</file>